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000100000191000004E012B2C946F8C80960.png" manifest:media-type="image/png"/>
  <manifest:file-entry manifest:full-path="Pictures/100014B40000207700000F69E976E2DD194C1932.svg" manifest:media-type="image/svg+xml"/>
  <manifest:file-entry manifest:full-path="Pictures/10000001000000820000007D6EF1556CFE7D8C7F.png" manifest:media-type="image/png"/>
  <manifest:file-entry manifest:full-path="Pictures/100014E50000207700000F699D98D4454B7EF323.svg" manifest:media-type="image/svg+xml"/>
  <manifest:file-entry manifest:full-path="Pictures/10000001000001B1000001F9BFFEEA32557FFC23.png" manifest:media-type="image/png"/>
  <manifest:file-entry manifest:full-path="Pictures/100000010000004F0000007DA97BE3A8DB49FFA5.png" manifest:media-type="image/png"/>
  <manifest:file-entry manifest:full-path="Pictures/100000010000013A00000095D45B5B9EF555E498.png" manifest:media-type="image/png"/>
  <manifest:file-entry manifest:full-path="Pictures/10000001000000640000002C51E9F78AE4C88A51.png" manifest:media-type="image/png"/>
  <manifest:file-entry manifest:full-path="Pictures/1000000100000191000004E00187A4608A297A83.png" manifest:media-type="image/png"/>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00010000012A00000145D7627C75EFB49296.png" manifest:media-type="image/png"/>
  <manifest:file-entry manifest:full-path="Pictures/100042FB00001EC10000219C74FCECEA50DB43C7.svg" manifest:media-type="image/svg+xml"/>
  <manifest:file-entry manifest:full-path="Pictures/1000000100000350000001BEF997A7B551E5F0FA.png" manifest:media-type="image/png"/>
  <manifest:file-entry manifest:full-path="Pictures/10000000000000080000000820A1E16DA75ED138.png" manifest:media-type="image/png"/>
  <manifest:file-entry manifest:full-path="Pictures/100011F3000036A80000AA3E82A49131FA6D8CE4.svg" manifest:media-type="image/svg+xml"/>
  <manifest:file-entry manifest:full-path="Pictures/100001E8000057A600002E25217268A7A8A32913.emf" manifest:media-type="image/x-emf"/>
  <manifest:file-entry manifest:full-path="Pictures/10000000000000080000000814872DB0AADBBD09.png" manifest:media-type="image/png"/>
  <manifest:file-entry manifest:full-path="Pictures/100000000000000800000008DDF7072BDBA5EFCF.png" manifest:media-type="image/png"/>
  <manifest:file-entry manifest:full-path="Pictures/100000010000013A000000959F55BB268062F589.png" manifest:media-type="image/png"/>
  <manifest:file-entry manifest:full-path="Pictures/100011AF00000A5600000484E8C5FC52A609B91D.svg" manifest:media-type="image/svg+xml"/>
  <manifest:file-entry manifest:full-path="Pictures/100014A80000207700000F697BC6DD6DE7A82FCB.svg" manifest:media-type="image/svg+xml"/>
  <manifest:file-entry manifest:full-path="Pictures/100000010000003B0000002F241F9A2C5F75C83D.png" manifest:media-type="image/png"/>
  <manifest:file-entry manifest:full-path="Pictures/10000FA00000082600000CDE5F86186ECC0F5053.svg" manifest:media-type="image/svg+xml"/>
  <manifest:file-entry manifest:full-path="Pictures/100000010000003B0000002F3275E854EDD5A638.png" manifest:media-type="image/png"/>
  <manifest:file-entry manifest:full-path="Pictures/10000001000001B5000001FCF35BAE34891C1336.png" manifest:media-type="image/png"/>
  <manifest:file-entry manifest:full-path="Pictures/10004FBD0000061E000004E57953022DD4100B09.svg" manifest:media-type="image/svg+xml"/>
  <manifest:file-entry manifest:full-path="Pictures/10004ADE0000061E000004E5D0E70E7C77320912.svg" manifest:media-type="image/svg+xml"/>
  <manifest:file-entry manifest:full-path="Pictures/100016150000059400000552ABBE77C7B373CE9B.svg" manifest:media-type="image/svg+xml"/>
  <manifest:file-entry manifest:full-path="Pictures/100000010000003600000033AE54C1311144CADF.png" manifest:media-type="image/png"/>
  <manifest:file-entry manifest:full-path="Pictures/100000000000020000000200B7DA4DD4BAECD386.jpg" manifest:media-type="image/jpeg"/>
  <manifest:file-entry manifest:full-path="Pictures/10000A7A000052C9000052C94D3A73931D0C06BF.svg" manifest:media-type="image/svg+xml"/>
  <manifest:file-entry manifest:full-path="Pictures/10000001000002C3000002C32B2C9E8AE8E05D0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loext:decorative="false"/>
      <style:paragraph-properties style:writing-mode="lr-tb"/>
    </style:style>
    <style:style style:name="gr14" style:family="graphic" style:parent-style-name="objectwithoutfill">
      <style:graphic-properties draw:marker-start="" draw:marker-end="Arrowheads_20_20" draw:marker-end-width="0.61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2.474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2.474cm" style:writing-mode="lr-tb" loext:decorative="false"/>
      <style:paragraph-properties style:writing-mode="lr-tb"/>
    </style:style>
    <style:style style:name="gr38"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39"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40"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1"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2"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3"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45"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46"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7"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8"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9" style:family="graphic" style:parent-style-name="objectwithoutfill">
      <style:graphic-properties loext:decorative="false"/>
    </style:style>
    <style:style style:name="gr50" style:family="graphic" style:parent-style-name="objectwithoutfill">
      <style:graphic-properties draw:stroke="dash" draw:stroke-dash="Long_20_Dash_20__28_Rounded_29_" svg:stroke-linecap="round" loext:decorative="false"/>
    </style:style>
    <style:style style:name="gr51" style:family="graphic" style:parent-style-name="objectwithoutfill">
      <style:graphic-properties draw:stroke="dash" draw:stroke-dash="Long_20_Dash" draw:marker-end="Arrowheads_20_29" draw:marker-end-width="0.3cm" draw:fill="none" loext:decorative="false"/>
    </style:style>
    <style:style style:name="gr5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4"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draw:stroke="none" draw:fill="none" fo:min-height="0.633cm" loext:decorative="false"/>
      <style:paragraph-properties style:writing-mode="lr-tb"/>
    </style:style>
    <style:style style:name="gr93"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4"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8"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9"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00"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1"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loext:decorative="false"/>
      <style:paragraph-properties style:writing-mode="lr-tb"/>
    </style:style>
    <style:style style:name="gr102"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loext:decorative="false"/>
      <style:paragraph-properties style:writing-mode="lr-tb"/>
    </style:style>
    <style:style style:name="gr103"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loext:decorative="false"/>
      <style:paragraph-properties style:writing-mode="lr-tb"/>
    </style:style>
    <style:style style:name="gr10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05"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06"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07"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08" style:family="graphic" style:parent-style-name="standard">
      <style:graphic-properties svg:stroke-color="#000000" draw:fill="gradient" draw:fill-color="#cccccc" draw:fill-gradient-name="Pastel_20_Bouquet" loext:fill-use-slide-background="false" draw:opacity="100%" draw:opacity-name="" draw:textarea-horizontal-align="justify" draw:textarea-vertical-align="middle" draw:auto-grow-height="false" fo:min-height="1.02cm" fo:min-width="1.875cm" loext:glow-radius="0cm" loext:decorative="false"/>
      <style:paragraph-properties style:writing-mode="lr-tb"/>
    </style:style>
    <style:style style:name="gr109"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10" style:family="graphic" style:parent-style-name="standard">
      <style:graphic-properties draw:stroke="none" svg:stroke-color="#000000" draw:fill="none" draw:fill-color="#ffffff" draw:auto-grow-height="true" draw:auto-grow-width="false" fo:min-height="1.656cm" loext:decorative="false"/>
      <style:paragraph-properties style:writing-mode="lr-tb"/>
    </style:style>
    <style:style style:name="gr111"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12"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13"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14"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15"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16"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17"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18"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19"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20" style:family="graphic" style:parent-style-name="standard">
      <style:graphic-properties draw:stroke="none" svg:stroke-color="#000000" draw:fill="none" draw:fill-color="#ffffff" draw:textarea-vertical-align="middle" draw:auto-grow-height="true" draw:auto-grow-width="true" fo:min-height="0.396cm" fo:min-width="0.944cm" loext:decorative="false"/>
      <style:paragraph-properties style:writing-mode="lr-tb"/>
    </style:style>
    <style:style style:name="gr12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2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23"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24"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25"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26"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2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2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29" style:family="graphic" style:parent-style-name="objectwithoutfill">
      <style:graphic-properties draw:marker-end="Arrowheads_20_109" draw:marker-end-width="0.3cm" draw:fill="none" loext:decorative="false"/>
    </style:style>
    <style:style style:name="gr130" style:family="graphic" style:parent-style-name="objectwithoutfill">
      <style:graphic-properties draw:marker-end="Arrowheads_20_110" draw:marker-end-width="0.3cm" draw:fill="none" loext:decorative="false"/>
    </style:style>
    <style:style style:name="gr131" style:family="graphic" style:parent-style-name="standard">
      <style:graphic-properties draw:stroke="none" svg:stroke-color="#000000" draw:fill="none" draw:fill-color="#ffffff" draw:auto-grow-height="true" draw:auto-grow-width="true" fo:min-height="0.385cm" fo:min-width="0.994cm" loext:decorative="false"/>
      <style:paragraph-properties style:writing-mode="lr-tb"/>
    </style:style>
    <style:style style:name="gr132"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33" style:family="graphic" style:parent-style-name="standard">
      <style:graphic-properties draw:stroke="none" svg:stroke-color="#000000" draw:fill="none" draw:fill-color="#ffffff" draw:textarea-vertical-align="middle" draw:auto-grow-height="true" draw:auto-grow-width="true" draw:fit-to-size="false" style:shrink-to-fit="false" fo:min-height="0.261cm" fo:min-width="3.317cm" loext:decorative="false"/>
      <style:paragraph-properties style:writing-mode="lr-tb"/>
    </style:style>
    <style:style style:name="gr134"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36"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37"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38"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139"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40" style:family="graphic" style:parent-style-name="objectwithoutfill">
      <style:graphic-properties draw:marker-end="Arrowheads_20_111" draw:marker-end-width="0.3cm" draw:fill="none"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2"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33"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4"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35"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36" style:family="paragraph">
      <loext:graphic-properties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37"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38"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39"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0" style:family="paragraph">
      <loext:graphic-properties draw:fill="none" draw:fill-color="#ffffff"/>
      <style:text-properties fo:font-size="10pt" style:font-size-asian="10.5pt" style:font-size-complex="10.5pt"/>
    </style:style>
    <style:style style:name="P41" style:family="paragraph">
      <loext:graphic-properties draw:fill-color="#b85c00"/>
      <style:paragraph-properties fo:text-align="center" style:writing-mode="lr-tb"/>
      <style:text-properties style:font-name="Cambria Math" fo:font-size="10.5pt" fo:language="en" fo:country="US" style:font-size-asian="11pt" style:language-asian="zxx" style:country-asian="none" style:font-size-complex="11pt" style:language-complex="zxx" style:country-complex="none"/>
    </style:style>
    <style:style style:name="P42"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43"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4" style:family="paragraph">
      <loext:graphic-properties draw:fill="none" draw:fill-color="#ffffff" draw:opacity="100%"/>
      <style:text-properties fo:font-size="10pt" style:font-size-asian="10.5pt" style:font-size-complex="10.5pt"/>
    </style:style>
    <style:style style:name="P45" style:family="paragraph">
      <loext:graphic-properties draw:fill-color="#729fcf"/>
      <style:paragraph-properties fo:text-align="center" style:writing-mode="lr-tb"/>
    </style:style>
    <style:style style:name="P46" style:family="paragraph">
      <loext:graphic-properties draw:fill="none"/>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loext:graphic-properties draw:fill="solid" draw:fill-color="#eeeeee"/>
      <style:paragraph-properties fo:text-align="center"/>
      <style:text-properties fo:font-size="14pt" style:font-size-asian="15pt" style:font-size-complex="15pt"/>
    </style:style>
    <style:style style:name="P68" style:family="paragraph">
      <loext:graphic-properties draw:fill="solid" draw:fill-color="#dddddd"/>
      <style:paragraph-properties fo:text-align="center"/>
      <style:text-properties fo:font-size="14pt" style:font-size-asian="15pt" style:font-size-complex="15pt"/>
    </style:style>
    <style:style style:name="P69" style:family="paragraph">
      <loext:graphic-properties draw:fill="solid" draw:fill-color="#cccccc"/>
      <style:paragraph-properties fo:text-align="center"/>
      <style:text-properties fo:font-size="14pt" style:font-size-asian="15pt" style:font-size-complex="15pt"/>
    </style:style>
    <style:style style:name="P70" style:family="paragraph">
      <loext:graphic-properties draw:fill="solid" draw:fill-color="#cccccc"/>
    </style:style>
    <style:style style:name="P71" style:family="paragraph">
      <loext:graphic-properties draw:fill-color="#ffffff"/>
      <style:text-properties fo:font-size="20pt"/>
    </style:style>
    <style:style style:name="P72" style:family="paragraph">
      <loext:graphic-properties draw:fill="gradient" draw:fill-color="#cccccc" draw:fill-gradient-name="Pastel_20_Bouquet" draw:opacity="100%"/>
      <style:paragraph-properties fo:text-align="center"/>
      <style:text-properties fo:font-size="14pt" style:font-size-asian="15pt" style:font-size-complex="15pt"/>
    </style:style>
    <style:style style:name="P73" style:family="paragraph">
      <loext:graphic-properties draw:fill-color="#cccccc"/>
      <style:paragraph-properties fo:text-align="center" style:writing-mode="lr-tb"/>
      <style:text-properties fo:font-size="14pt" style:font-size-asian="15pt" style:font-size-complex="15pt"/>
    </style:style>
    <style:style style:name="P74" style:family="paragraph">
      <loext:graphic-properties draw:fill="none" draw:fill-color="#ffffff"/>
      <style:paragraph-properties fo:text-align="center"/>
      <style:text-properties fo:font-size="42pt" fo:font-weight="bold" style:font-size-asian="44pt" style:font-size-complex="44pt"/>
    </style:style>
    <style:style style:name="P75" style:family="paragraph">
      <loext:graphic-properties draw:fill="none" draw:fill-color="#ffffff"/>
      <style:text-properties fo:font-size="42pt" fo:font-weight="bold" style:font-size-asian="44pt" style:font-size-complex="44pt"/>
    </style:style>
    <style:style style:name="P76" style:family="paragraph">
      <loext:graphic-properties draw:fill="none" draw:fill-color="#ffffff"/>
      <style:paragraph-properties fo:text-align="center"/>
    </style:style>
    <style:style style:name="P77" style:family="paragraph">
      <loext:graphic-properties draw:fill="none" draw:fill-color="#ffffff"/>
      <style:text-properties fo:font-size="28pt" fo:font-weight="bold" style:font-size-asian="32pt" style:font-size-complex="32pt"/>
    </style:style>
    <style:style style:name="P78" style:family="paragraph">
      <loext:graphic-properties draw:fill="none" draw:fill-color="#ffffff"/>
      <style:text-properties fo:font-size="12pt" style:font-size-asian="13pt" style:font-size-complex="13pt"/>
    </style:style>
    <style:style style:name="P79" style:family="paragraph">
      <loext:graphic-properties draw:fill="none" draw:fill-color="#ffffff"/>
    </style:style>
    <style:style style:name="P80" style:family="paragraph">
      <style:paragraph-properties fo:margin-top="0.5cm" fo:margin-bottom="0cm"/>
    </style:style>
    <style:style style:name="P81" style:family="paragraph">
      <style:paragraph-properties fo:margin-top="0.5cm" fo:margin-bottom="0cm"/>
      <style:text-properties fo:font-size="24pt" fo:language="en" fo:country="US" style:font-size-asian="24pt" style:font-size-complex="24pt"/>
    </style:style>
    <style:style style:name="P82" style:family="paragraph">
      <loext:graphic-properties draw:fill="none"/>
      <style:paragraph-properties fo:text-align="center"/>
      <style:text-properties fo:language="en" fo:country="US"/>
    </style:style>
    <style:style style:name="P83" style:family="paragraph">
      <style:text-properties style:text-position="0% 100%" fo:font-size="18pt" fo:language="en" fo:country="US" style:font-size-asian="20pt" style:font-size-complex="20pt"/>
    </style:style>
    <style:style style:name="P84"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1pt" fo:language="en" fo:country="US" style:font-size-asian="12pt" style:language-asian="zxx" style:country-asian="none" style:font-size-complex="12pt" style:language-complex="zxx" style:country-complex="none"/>
    </style:style>
    <style:style style:name="T8" style:family="text">
      <style:text-properties fo:font-size="10pt" style:font-size-asian="10.5pt" style:font-size-complex="10.5pt"/>
    </style:style>
    <style:style style:name="T9" style:family="text">
      <style:text-properties style:font-name="Arial" fo:font-size="15pt" fo:language="en" fo:country="US" style:font-size-asian="11pt" style:language-asian="zxx" style:country-asian="none" style:font-size-complex="11pt" style:language-complex="zxx" style:country-complex="none"/>
    </style:style>
    <style:style style:name="T10" style:family="text">
      <style:text-properties style:font-name="Arial"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fo:font-weight="bold" style:font-size-asian="44pt" style:font-size-complex="44pt"/>
    </style:style>
    <style:style style:name="T26" style:family="text">
      <style:text-properties fo:font-size="28pt" fo:font-weight="bold" style:font-size-asian="32pt" style:font-size-complex="32pt"/>
    </style:style>
    <style:style style:name="T27"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fo:font-size="21pt" fo:language="en" fo:country="US" style:font-size-asian="21pt" style:font-size-complex="21pt"/>
    </style:style>
    <style:style style:name="T29" style:family="text">
      <style:text-properties fo:font-size="21pt" fo:language="en" fo:country="US" style:text-underline-style="solid" style:text-underline-width="auto" style:text-underline-color="font-color" style:font-size-asian="21pt" style:font-size-complex="21pt"/>
    </style:style>
    <style:style style:name="T30" style:family="text">
      <style:text-properties fo:font-size="24pt" fo:language="en" fo:country="US" style:text-underline-style="solid" style:text-underline-width="auto" style:text-underline-color="font-color" style:font-size-asian="24pt" style:font-size-complex="24pt"/>
    </style:style>
    <style:style style:name="T31"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Prover</text:span></text:p>
          </draw:text-box>
        </draw:frame>
        <draw:frame draw:style-name="gr10" draw:text-style-name="P6" draw:layer="layout" svg:width="2.277cm" svg:height="1.173cm" svg:x="17.498cm" svg:y="8.427cm">
          <draw:text-box>
            <text:p text:style-name="P5"><text:span text:style-name="T1">Verifier</text:span></text:p>
          </draw:text-box>
        </draw:frame>
        <draw:custom-shape draw:style-name="gr11" draw:text-style-name="P8" xml:id="id63" draw:id="id63"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62" draw:id="id62"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718cm" svg:y1="8.655cm" svg:x2="17.068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64" draw:id="id64"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65" draw:id="id65"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66" draw:id="id66"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67" draw:id="id67"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68" draw:id="id68"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69" draw:id="id69"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70" draw:id="id70"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BFFEEA32557FFC23.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BFFEEA32557FFC23.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2.974cm" svg:height="4.777cm" svg:x="3cm" svg:y="8.824cm">
          <text:p text:style-name="P5">Prover</text:p>
          <draw:enhanced-geometry svg:viewBox="0 0 21600 21600" draw:type="rectangle" draw:enhanced-path="M 0 0 L 21600 0 21600 21600 0 21600 0 0 Z N"/>
        </draw:custom-shape>
        <draw:custom-shape draw:style-name="gr37" draw:text-style-name="P30" draw:layer="layout" svg:width="22.974cm" svg:height="4.575cm" svg:x="3cm" svg:y="3.914cm">
          <text:p text:style-name="P5">Verifier</text:p>
          <draw:enhanced-geometry svg:viewBox="0 0 21600 21600" draw:type="rectangle" draw:enhanced-path="M 0 0 L 21600 0 21600 21600 0 21600 0 0 Z N"/>
        </draw:custom-shape>
        <draw:custom-shape draw:style-name="gr38" draw:text-style-name="P31" xml:id="id7" draw:id="id7" draw:layer="layout" svg:width="3cm" svg:height="1.639cm" svg:x="3.993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38" draw:text-style-name="P31" xml:id="id8" draw:id="id8" draw:layer="layout" svg:width="3cm" svg:height="1.639cm" svg:x="9.393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38" draw:text-style-name="P31" xml:id="id9" draw:id="id9" draw:layer="layout" svg:width="3cm" svg:height="1.639cm" svg:x="14.993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39" draw:text-style-name="P32" xml:id="id10" draw:id="id10" draw:layer="layout" svg:width="3cm" svg:height="1.639cm" svg:x="20.193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40" draw:text-style-name="P33" draw:layer="layout" svg:width="1cm" svg:height="1cm" svg:x="6.468cm" svg:y="11.573cm">
          <text:p/>
          <draw:enhanced-geometry svg:viewBox="0 0 21600 21600" draw:type="rectangle" draw:enhanced-path="M 0 0 L 21600 0 21600 21600 0 21600 0 0 Z N"/>
        </draw:custom-shape>
        <draw:custom-shape draw:style-name="gr41" draw:text-style-name="P34" draw:layer="layout" svg:width="1cm" svg:height="1cm" svg:x="11.88cm" svg:y="11.573cm">
          <text:p/>
          <draw:enhanced-geometry svg:viewBox="0 0 21600 21600" draw:mirror-horizontal="false" draw:mirror-vertical="false" draw:type="rectangle" draw:enhanced-path="M 0 0 L 21600 0 21600 21600 0 21600 0 0 Z N"/>
        </draw:custom-shape>
        <draw:custom-shape draw:style-name="gr17" draw:text-style-name="P35" draw:layer="layout" svg:width="1cm" svg:height="1cm" svg:x="17.493cm" svg:y="11.551cm">
          <text:p/>
          <draw:enhanced-geometry svg:viewBox="0 0 21600 21600" draw:type="rectangle" draw:enhanced-path="M 0 0 L 21600 0 21600 21600 0 21600 0 0 Z N"/>
        </draw:custom-shape>
        <draw:custom-shape draw:style-name="gr42" draw:text-style-name="P36" draw:layer="layout" svg:width="1cm" svg:height="1cm" svg:x="22.684cm" svg:y="11.551cm">
          <text:p/>
          <draw:enhanced-geometry svg:viewBox="0 0 21600 21600" draw:type="rectangle" draw:enhanced-path="M 0 0 L 21600 0 21600 21600 0 21600 0 0 Z N"/>
        </draw:custom-shape>
        <draw:g draw:style-name="gr3" xml:id="id11" draw:id="id11">
          <draw:frame draw:style-name="gr35" draw:text-style-name="P37" draw:layer="layout" svg:width="1.869cm" svg:height="2.173cm" svg:x="22.468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3" draw:text-style-name="P39" draw:layer="layout" svg:width="0.863cm" svg:height="0.852cm" svg:x="22.914cm" svg:y="10.136cm">
            <text:p text:style-name="P38"><text:span text:style-name="T7">A</text:span></text:p>
            <draw:enhanced-geometry svg:viewBox="0 0 21600 21600" draw:type="rectangle" draw:enhanced-path="M 0 0 L 21600 0 21600 21600 0 21600 0 0 Z N"/>
          </draw:custom-shape>
          <draw:frame draw:style-name="gr44" draw:text-style-name="P40" draw:layer="layout" svg:width="1.561cm" svg:height="1.006cm" svg:x="22.667cm" svg:y="9.627cm">
            <draw:text-box>
              <text:p><text:span text:style-name="T8">EKcert</text:span></text:p>
            </draw:text-box>
          </draw:frame>
          <draw:custom-shape draw:style-name="gr43" draw:text-style-name="P41" draw:layer="layout" svg:width="0.863cm" svg:height="0.852cm" svg:x="22.914cm" svg:y="10.136cm">
            <text:p/>
            <draw:enhanced-geometry svg:viewBox="0 0 21600 21600" draw:type="rectangle" draw:enhanced-path="M 0 0 L 21600 0 21600 21600 0 21600 0 0 Z N"/>
          </draw:custom-shape>
        </draw:g>
        <draw:frame draw:style-name="gr45" draw:text-style-name="P42" draw:layer="layout" svg:width="1.869cm" svg:height="2.173cm" svg:x="18.139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6" draw:text-style-name="P43" xml:id="id13" draw:id="id13" draw:layer="layout" svg:width="0.863cm" svg:height="0.852cm" svg:x="18.585cm" svg:y="6.223cm">
          <text:p/>
          <draw:enhanced-geometry svg:viewBox="0 0 21600 21600" draw:type="rectangle" draw:enhanced-path="M 0 0 L 21600 0 21600 21600 0 21600 0 0 Z N"/>
        </draw:custom-shape>
        <draw:frame draw:style-name="gr47" draw:text-style-name="P44" xml:id="id12" draw:id="id12" draw:layer="layout" svg:width="1.561cm" svg:height="1.006cm" svg:x="18.338cm" svg:y="5.714cm">
          <draw:text-box>
            <text:p><text:span text:style-name="T8">EKcert</text:span></text:p>
          </draw:text-box>
        </draw:frame>
        <draw:custom-shape draw:style-name="gr48" draw:text-style-name="P45" draw:layer="layout" svg:width="5.051cm" svg:height="2.055cm" svg:x="9.709cm" svg:y="5.534cm">
          <text:p text:style-name="P5">Do I trust</text:p>
          <text:p text:style-name="P5"><text:s text:c="7"/>?</text:p>
          <draw:enhanced-geometry svg:viewBox="0 0 21600 21600" draw:text-areas="3000 3320 17110 17330" draw:type="cloud-callout" draw:modifiers="20385.7482185273 -6671.20622568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3" draw:text-style-name="P39" xml:id="id14" draw:id="id14" draw:layer="layout" svg:width="0.863cm" svg:height="0.852cm" svg:x="11.431cm" svg:y="6.484cm">
          <text:p/>
          <draw:enhanced-geometry svg:viewBox="0 0 21600 21600" draw:mirror-horizontal="false" draw:mirror-vertical="false" draw:type="rectangle" draw:enhanced-path="M 0 0 L 21600 0 21600 21600 0 21600 0 0 Z N"/>
        </draw:custom-shape>
        <draw:connector draw:style-name="gr49" draw:layer="layout" svg:x1="6.993cm" svg:y1="11.212cm" svg:x2="9.393cm" svg:y2="11.212cm" draw:start-shape="id7" draw:start-glue-point="1" draw:end-shape="id8" draw:end-glue-point="3" svg:d="M6993 11212h2400" svg:viewBox="0 0 2401 1">
          <text:p/>
        </draw:connector>
        <draw:connector draw:style-name="gr49" draw:layer="layout" svg:x1="12.393cm" svg:y1="11.212cm" svg:x2="14.993cm" svg:y2="11.212cm" draw:start-shape="id8" draw:start-glue-point="1" draw:end-shape="id9" draw:end-glue-point="3" svg:d="M12393 11212h2600" svg:viewBox="0 0 2601 1">
          <text:p/>
        </draw:connector>
        <draw:connector draw:style-name="gr49" draw:layer="layout" svg:x1="17.993cm" svg:y1="11.212cm" svg:x2="20.193cm" svg:y2="11.212cm" draw:start-shape="id9" draw:start-glue-point="1" draw:end-shape="id10" draw:end-glue-point="3" svg:d="M17993 11212h2200" svg:viewBox="0 0 2201 1">
          <text:p/>
        </draw:connector>
        <draw:connector draw:style-name="gr50" draw:layer="layout" draw:type="curve" svg:x1="23.402cm" svg:y1="9.071cm" svg:x2="19.899cm" svg:y2="6.217cm" draw:start-shape="id11" draw:start-glue-point="0" draw:end-shape="id12" draw:end-glue-point="1" svg:d="M23402 9071c0-1903-1167-2854-3503-2854" svg:viewBox="0 0 3504 2855">
          <text:p/>
        </draw:connector>
        <draw:connector draw:style-name="gr51" draw:text-style-name="P46" draw:layer="layout" draw:type="curve" svg:x1="19.016cm" svg:y1="7.075cm" svg:x2="11.862cm" svg:y2="7.336cm" draw:start-shape="id13" draw:end-shape="id14" draw:end-glue-point="2" svg:d="M19016 7075c0 1143-7154 1012-7154 261" svg:viewBox="0 0 7155 843">
          <text:p/>
        </draw:connector>
        <draw:frame draw:style-name="gr52" draw:text-style-name="P48" draw:layer="layout" svg:width="1.381cm" svg:height="1.376cm" svg:x="6.298cm" svg:y="11.372cm">
          <draw:text-box>
            <text:p text:style-name="P47"><text:span text:style-name="T9">𝓜</text:span></text:p>
          </draw:text-box>
        </draw:frame>
        <draw:frame draw:style-name="gr53" draw:text-style-name="P48" draw:layer="layout" svg:width="1.381cm" svg:height="1.376cm" svg:x="11.7cm" svg:y="11.372cm">
          <draw:text-box>
            <text:p text:style-name="P47"><text:span text:style-name="T9">𝓜</text:span></text:p>
          </draw:text-box>
        </draw:frame>
        <draw:frame draw:style-name="gr54" draw:text-style-name="P48" draw:layer="layout" svg:width="1.381cm" svg:height="1.376cm" svg:x="17.315cm" svg:y="11.372cm">
          <draw:text-box>
            <text:p text:style-name="P47"><text:span text:style-name="T9">𝓜</text:span></text:p>
          </draw:text-box>
        </draw:frame>
        <draw:frame draw:style-name="gr55" draw:text-style-name="P48" draw:layer="layout" svg:width="1.381cm" svg:height="1.376cm" svg:x="22.517cm" svg:y="11.372cm">
          <draw:text-box>
            <text:p text:style-name="P47"><text:span text:style-name="T9">𝓜</text:span></text:p>
          </draw:text-box>
        </draw:frame>
        <draw:frame draw:style-name="gr56" draw:text-style-name="P49" draw:layer="layout" svg:width="1.381cm" svg:height="1.376cm" svg:x="22.668cm" svg:y="9.89cm">
          <draw:text-box>
            <text:p text:style-name="P47"><text:span text:style-name="T10">𝓜</text:span></text:p>
          </draw:text-box>
        </draw:frame>
        <draw:frame draw:style-name="gr57" draw:text-style-name="P49" draw:layer="layout" svg:width="1.381cm" svg:height="1.376cm" svg:x="18.317cm" svg:y="5.977cm">
          <draw:text-box>
            <text:p text:style-name="P47"><text:span text:style-name="T10">𝓜</text:span></text:p>
          </draw:text-box>
        </draw:frame>
        <draw:frame draw:style-name="gr58" draw:text-style-name="P49" draw:layer="layout" svg:width="1.381cm" svg:height="1.376cm" svg:x="11.168cm" svg:y="6.213cm">
          <draw:text-box>
            <text:p text:style-name="P47"><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46" draw:layer="layout" draw:line-skew="1.534cm" svg:x1="12.197cm" svg:y1="4.661cm" svg:x2="11.802cm" svg:y2="5.285cm" draw:start-shape="id15" draw:start-glue-point="4" draw:end-shape="id16" draw:end-glue-point="0" svg:d="M12197 4661h-398v624h3" svg:viewBox="0 0 399 625">
          <text:p/>
        </draw:connector>
        <draw:connector draw:style-name="gr59" draw:text-style-name="P4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yer 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4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8">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4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luded</text:span></text:p>
          </draw:text-box>
        </draw:frame>
        <draw:line draw:style-name="gr76" draw:text-style-name="P46" draw:layer="layout" svg:x1="20.011cm" svg:y1="6.118cm" svg:x2="20.911cm" svg:y2="6.118cm">
          <text:p/>
        </draw:line>
        <draw:line draw:style-name="gr77" draw:text-style-name="P4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46" draw:layer="layout" svg:x1="6.89cm" svg:y1="5.285cm" svg:x2="8.895cm" svg:y2="5.285cm" draw:start-shape="id22" draw:start-glue-point="1" draw:end-shape="id23" draw:end-glue-point="3" svg:d="M6890 5285h2005" svg:viewBox="0 0 2006 1">
          <text:p/>
        </draw:connector>
        <draw:connector draw:style-name="gr59" draw:text-style-name="P46" draw:layer="layout" draw:line-skew="0.157cm" svg:x1="8.26cm" svg:y1="4.659cm" svg:x2="7.911cm" svg:y2="5.266cm" draw:start-shape="id24" draw:start-glue-point="4" svg:d="M8260 4659h-345v607h-4" svg:viewBox="0 0 350 608">
          <text:p/>
        </draw:connector>
        <draw:connector draw:style-name="gr79" draw:text-style-name="P46" xml:id="id16" draw:id="id16" draw:layer="layout" svg:x1="10.8cm" svg:y1="5.285cm" svg:x2="12.805cm" svg:y2="5.285cm" draw:start-shape="id23" draw:start-glue-point="1" draw:end-shape="id25" draw:end-glue-point="3" svg:d="M10800 5285h2005" svg:viewBox="0 0 2006 1">
          <text:p/>
        </draw:connector>
        <draw:connector draw:style-name="gr80" draw:text-style-name="P46" xml:id="id18" draw:id="id18" draw:layer="layout" svg:x1="14.71cm" svg:y1="5.285cm" svg:x2="16.695cm" svg:y2="5.285cm" draw:start-shape="id25" draw:start-glue-point="1" draw:end-shape="id26" draw:end-glue-point="3" svg:d="M14710 5285h1985" svg:viewBox="0 0 1986 1">
          <text:p/>
        </draw:connector>
        <draw:connector draw:style-name="gr81" draw:text-style-name="P46" draw:layer="layout" draw:type="line" svg:x1="9.847cm" svg:y1="5.92cm" svg:x2="9.847cm" svg:y2="6.65cm" draw:start-shape="id23" draw:start-glue-point="2" draw:end-shape="id27" draw:end-glue-point="0" svg:d="M9847 5920v730" svg:viewBox="0 0 1 731">
          <text:p/>
        </draw:connector>
        <draw:connector draw:style-name="gr82" draw:text-style-name="P46" draw:layer="layout" draw:type="line" svg:x1="13.757cm" svg:y1="5.92cm" svg:x2="13.757cm" svg:y2="6.65cm" draw:start-shape="id25" draw:start-glue-point="2" draw:end-shape="id28" draw:end-glue-point="0" svg:d="M13757 5920v730" svg:viewBox="0 0 1 731">
          <text:p/>
        </draw:connector>
        <draw:connector draw:style-name="gr83" draw:text-style-name="P4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46" draw:layer="layout" draw:type="line" svg:x1="9.184cm" svg:y1="8.05cm" svg:x2="9.198cm" svg:y2="9.199cm" draw:start-shape="id27" draw:start-glue-point="5" draw:end-shape="id21" draw:end-glue-point="4" svg:d="M9184 8050l14 1149" svg:viewBox="0 0 15 1150">
          <text:p/>
        </draw:connector>
        <draw:connector draw:style-name="gr85" draw:text-style-name="P46" draw:layer="layout" draw:type="line" svg:x1="13.086cm" svg:y1="8.048cm" svg:x2="13.1cm" svg:y2="9.22cm" draw:start-shape="id28" draw:start-glue-point="5" draw:end-shape="id30" draw:end-glue-point="4" svg:d="M13086 8048l14 1172" svg:viewBox="0 0 15 1173">
          <text:p/>
        </draw:connector>
        <draw:connector draw:style-name="gr86" draw:text-style-name="P46" draw:layer="layout" draw:type="line" svg:x1="16.98cm" svg:y1="8.054cm" svg:x2="16.987cm" svg:y2="9.222cm" draw:start-shape="id29" draw:start-glue-point="4" draw:end-shape="id31" draw:end-glue-point="4" svg:d="M16980 8054l7 1168" svg:viewBox="0 0 8 1169">
          <text:p/>
        </draw:connector>
        <draw:connector draw:style-name="gr87" draw:text-style-name="P46" draw:layer="layout" draw:line-skew="-0.204cm" svg:x1="11.167cm" svg:y1="7.677cm" svg:x2="12.856cm" svg:y2="10.114cm" draw:start-shape="id27" draw:start-glue-point="4" draw:end-shape="id30" svg:d="M11167 7677h641v2437h1048" svg:viewBox="0 0 1690 2438">
          <text:p/>
        </draw:connector>
        <draw:connector draw:style-name="gr88" draw:text-style-name="P46" draw:layer="layout" draw:type="line" svg:x1="9.847cm" svg:y1="8.388cm" svg:x2="9.837cm" svg:y2="9.218cm" draw:start-shape="id24" draw:start-glue-point="2" draw:end-shape="id21" draw:end-glue-point="5" svg:d="M9847 8388l-10 830" svg:viewBox="0 0 11 831">
          <text:p/>
        </draw:connector>
        <draw:connector draw:style-name="gr89" draw:text-style-name="P4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46" draw:layer="layout" draw:type="line" svg:x1="13.757cm" svg:y1="8.39cm" svg:x2="13.753cm" svg:y2="9.239cm" draw:start-shape="id15" draw:start-glue-point="2" draw:end-shape="id30" draw:end-glue-point="6" svg:d="M13757 8390l-4 849" svg:viewBox="0 0 5 850">
          <text:p/>
        </draw:connector>
        <draw:connector draw:style-name="gr91" draw:text-style-name="P4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C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8">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92" draw:text-style-name="P4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71" draw:id="id71"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72" draw:id="id72"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73" draw:id="id73"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74" draw:id="id74"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75" draw:id="id75"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3"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3"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3"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78" draw:id="id78"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79" draw:id="id79"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80" draw:id="id80"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81" draw:id="id81"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4" draw:text-style-name="P19" draw:layer="layout" svg:x1="10.8cm" svg:y1="7.25cm" svg:x2="11.8cm" svg:y2="7.25cm" draw:start-shape="id36" draw:start-glue-point="1" draw:end-shape="id37" draw:end-glue-point="3" svg:d="M10800 7250h1000" svg:viewBox="0 0 1001 1">
          <text:p/>
        </draw:connector>
        <draw:connector draw:style-name="gr95" draw:text-style-name="P19" draw:layer="layout" svg:x1="16.3cm" svg:y1="7.25cm" svg:x2="17.3cm" svg:y2="7.25cm" draw:start-shape="id37" draw:start-glue-point="1" draw:end-shape="id38" draw:end-glue-point="3" svg:d="M16300 7250h1000" svg:viewBox="0 0 1001 1">
          <text:p/>
        </draw:connector>
        <draw:connector draw:style-name="gr96" draw:text-style-name="P19" draw:layer="layout" svg:x1="21.8cm" svg:y1="7.25cm" svg:x2="22.8cm" svg:y2="7.25cm" draw:start-shape="id38" draw:start-glue-point="1" draw:end-shape="id39" draw:end-glue-point="3" svg:d="M21800 7250h1000" svg:viewBox="0 0 1001 1">
          <text:p/>
        </draw:connector>
        <draw:frame draw:style-name="gr97"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241F9A2C5F75C83D.png" xlink:type="simple" xlink:show="embed" xlink:actuate="onLoad" draw:mime-type="image/png"/>
        </draw:frame>
        <draw:connector draw:style-name="gr98" draw:text-style-name="P19" xml:id="id76" draw:id="id76" draw:layer="layout" svg:x1="5.4cm" svg:y1="7.253cm" svg:x2="6.3cm" svg:y2="7.263cm" draw:start-shape="id40" draw:start-glue-point="1" svg:d="M5400 7253h700v10h200" svg:viewBox="0 0 901 11">
          <text:p/>
        </draw:connector>
        <draw:custom-shape draw:style-name="gr17" draw:text-style-name="P15" xml:id="id82" draw:id="id82"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9"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77" draw:id="id77" draw:layer="layout" svg:width="21.386cm" svg:height="0cm" svg:x="5.994cm" svg:y="10.092cm" svg:viewBox="0 0 21387 1" draw:points="0,0 21387,1">
          <text:p text:style-name="P20"><text:span text:style-name="T1">Proven by certificate chain</text:span></text:p>
        </draw:polyline>
        <draw:custom-shape draw:style-name="gr100"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01" draw:text-style-name="P67" draw:layer="layout" svg:width="12.068cm" svg:height="3.428cm" svg:x="5.689cm" svg:y="5.027cm">
          <text:p text:style-name="P5"><text:span text:style-name="T11">CDI</text:span></text:p>
          <draw:enhanced-geometry svg:viewBox="0 0 21600 21600" draw:type="rectangle" draw:enhanced-path="M 0 0 L 21600 0 21600 21600 0 21600 0 0 Z N"/>
        </draw:custom-shape>
        <draw:custom-shape draw:style-name="gr102" draw:text-style-name="P68" draw:layer="layout" svg:width="3.175cm" svg:height="2.513cm" svg:x="14.155cm" svg:y="5.48cm">
          <text:p text:style-name="P5"><text:span text:style-name="T1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03" draw:text-style-name="P69" xml:id="id44" draw:id="id44" draw:layer="layout" svg:width="2.375cm" svg:height="1.27cm" svg:x="14.57cm" svg:y="5.753cm">
          <text:p text:style-name="P5"><text:span text:style-name="T11">fTP</text:span><text:span text:style-name="T11">M</text:span></text:p>
          <draw:enhanced-geometry svg:viewBox="0 0 21600 21600" draw:type="rectangle" draw:enhanced-path="M 0 0 L 21600 0 21600 21600 0 21600 0 0 Z N"/>
        </draw:custom-shape>
        <draw:custom-shape draw:style-name="gr103" draw:text-style-name="P23" xml:id="id43" draw:id="id43" draw:layer="layout" svg:width="2.375cm" svg:height="1.27cm" svg:x="11.47cm" svg:y="5.753cm">
          <text:p text:style-name="P5"/>
          <draw:enhanced-geometry svg:viewBox="0 0 21600 21600" draw:type="rectangle" draw:enhanced-path="M 0 0 L 21600 0 21600 21600 0 21600 0 0 Z N"/>
        </draw:custom-shape>
        <draw:custom-shape draw:style-name="gr103" draw:text-style-name="P23" xml:id="id42" draw:id="id42" draw:layer="layout" svg:width="2.375cm" svg:height="1.27cm" svg:x="8.37cm" svg:y="5.753cm">
          <text:p text:style-name="P5"/>
          <draw:enhanced-geometry svg:viewBox="0 0 21600 21600" draw:type="rectangle" draw:enhanced-path="M 0 0 L 21600 0 21600 21600 0 21600 0 0 Z N"/>
        </draw:custom-shape>
        <draw:frame draw:style-name="gr104" draw:text-style-name="P5" xml:id="id41" draw:id="id41"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5" draw:text-style-name="P46" draw:layer="layout" draw:type="line" svg:x1="7.62cm" svg:y1="6.397cm" svg:x2="8.37cm" svg:y2="6.388cm" draw:start-shape="id41" draw:start-glue-point="1" draw:end-shape="id42" draw:end-glue-point="3" svg:d="M7620 6397l750-9" svg:viewBox="0 0 751 10">
          <text:p/>
        </draw:connector>
        <draw:connector draw:style-name="gr106" draw:text-style-name="P70" draw:layer="layout" draw:type="line" svg:x1="10.745cm" svg:y1="6.388cm" svg:x2="11.47cm" svg:y2="6.388cm" draw:start-shape="id42" draw:start-glue-point="1" draw:end-shape="id43" draw:end-glue-point="3" svg:d="M10745 6388h725" svg:viewBox="0 0 726 1">
          <text:p/>
        </draw:connector>
        <draw:connector draw:style-name="gr107" draw:text-style-name="P70" draw:layer="layout" draw:type="line" svg:x1="13.845cm" svg:y1="6.388cm" svg:x2="14.57cm" svg:y2="6.388cm" draw:start-shape="id43" draw:start-glue-point="1" draw:end-shape="id44" draw:end-glue-point="3" svg:d="M13845 6388h725" svg:viewBox="0 0 726 1">
          <text:p/>
        </draw:connector>
        <presentation:notes draw:style-name="dp4">
          <office:forms form:automatic-focus="false" form:apply-design-mode="false"/>
          <draw:page-thumbnail draw:style-name="gr1" draw:layer="layout" svg:width="19.798cm" svg:height="11.136cm" svg:x="0.6cm" svg:y="2.257cm" draw:page-number="11" presentation:class="page"/>
          <draw:frame presentation:style-name="pr5" draw:text-style-name="P7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ies</text:p>
          </draw:text-box>
        </draw:frame>
        <draw:custom-shape draw:style-name="gr108" draw:text-style-name="P72" xml:id="id48" draw:id="id48" draw:layer="layout" svg:width="2.375cm" svg:height="1.27cm" svg:x="14.57cm" svg:y="5.753cm">
          <text:p text:style-name="P5"><text:span text:style-name="T11">fTPM</text:span></text:p>
          <draw:enhanced-geometry svg:viewBox="0 0 21600 21600" draw:type="rectangle" draw:enhanced-path="M 0 0 L 21600 0 21600 21600 0 21600 0 0 Z N"/>
        </draw:custom-shape>
        <draw:custom-shape draw:style-name="gr103" draw:text-style-name="P23" xml:id="id47" draw:id="id47" draw:layer="layout" svg:width="2.375cm" svg:height="1.27cm" svg:x="11.47cm" svg:y="5.753cm">
          <text:p/>
          <draw:enhanced-geometry svg:viewBox="0 0 21600 21600" draw:type="rectangle" draw:enhanced-path="M 0 0 L 21600 0 21600 21600 0 21600 0 0 Z N"/>
        </draw:custom-shape>
        <draw:custom-shape draw:style-name="gr103" draw:text-style-name="P23" xml:id="id46" draw:id="id46" draw:layer="layout" svg:width="2.375cm" svg:height="1.27cm" svg:x="8.37cm" svg:y="5.753cm">
          <text:p/>
          <draw:enhanced-geometry svg:viewBox="0 0 21600 21600" draw:type="rectangle" draw:enhanced-path="M 0 0 L 21600 0 21600 21600 0 21600 0 0 Z N"/>
        </draw:custom-shape>
        <draw:frame draw:style-name="gr104" draw:text-style-name="P5" xml:id="id45" draw:id="id45"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5" draw:text-style-name="P46" draw:layer="layout" draw:type="line" svg:x1="7.62cm" svg:y1="6.397cm" svg:x2="8.37cm" svg:y2="6.388cm" draw:start-shape="id45" draw:start-glue-point="1" draw:end-shape="id46" draw:end-glue-point="3" svg:d="M7620 6397l750-9" svg:viewBox="0 0 751 10">
          <text:p/>
        </draw:connector>
        <draw:connector draw:style-name="gr106" draw:text-style-name="P70" draw:layer="layout" draw:type="line" svg:x1="10.745cm" svg:y1="6.388cm" svg:x2="11.47cm" svg:y2="6.388cm" draw:start-shape="id46" draw:start-glue-point="1" draw:end-shape="id47" draw:end-glue-point="3" svg:d="M10745 6388h725" svg:viewBox="0 0 726 1">
          <text:p/>
        </draw:connector>
        <draw:connector draw:style-name="gr107" draw:text-style-name="P70" draw:layer="layout" draw:type="line" svg:x1="13.845cm" svg:y1="6.388cm" svg:x2="14.57cm" svg:y2="6.388cm" draw:start-shape="id47" draw:start-glue-point="1" draw:end-shape="id48" draw:end-glue-point="3" svg:d="M13845 6388h725" svg:viewBox="0 0 726 1">
          <text:p/>
        </draw:connector>
        <presentation:notes draw:style-name="dp4">
          <office:forms form:automatic-focus="false" form:apply-design-mode="false"/>
          <draw:page-thumbnail draw:style-name="gr1" draw:layer="layout" svg:width="19.798cm" svg:height="11.136cm" svg:x="0.6cm" svg:y="2.257cm" draw:page-number="12" presentation:class="page"/>
          <draw:frame presentation:style-name="pr5" draw:text-style-name="P7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09" draw:text-style-name="P73"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73"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74" draw:layer="layout" svg:width="1.27cm" svg:height="1.907cm" svg:x="10.217cm" svg:y="6.394cm">
          <draw:text-box>
            <text:p text:style-name="P5"><text:span text:style-name="T25">+</text:span></text:p>
          </draw:text-box>
        </draw:frame>
        <draw:custom-shape draw:style-name="gr109" draw:text-style-name="P73"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75"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1E9F78AE4C88A51.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frame draw:style-name="gr111" draw:text-style-name="P76" draw:layer="layout" svg:width="2.039cm" svg:height="1.27cm" svg:x="7.553cm" svg:y="8.69cm">
          <draw:text-box>
            <text:p text:style-name="P5">binary</text:p>
          </draw:text-box>
        </draw:frame>
        <draw:frame draw:style-name="gr112" draw:text-style-name="P76" draw:layer="layout" svg:width="3.734cm" svg:height="1.27cm" svg:x="11.449cm" svg:y="8.755cm">
          <draw:text-box>
            <text:p text:style-name="P5">configuration</text:p>
          </draw:text-box>
        </draw:frame>
        <draw:frame draw:style-name="gr113" draw:text-style-name="P76"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AE54C1311144CADF.png" xlink:type="simple" xlink:show="embed" xlink:actuate="onLoad" draw:mime-type="image/png"/>
        </draw:frame>
        <presentation:notes draw:style-name="dp3">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09" draw:text-style-name="P73"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73"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74" draw:layer="layout" svg:width="1.27cm" svg:height="1.907cm" svg:x="10.217cm" svg:y="6.394cm">
          <draw:text-box>
            <text:p text:style-name="P5"><text:span text:style-name="T25">+</text:span></text:p>
          </draw:text-box>
        </draw:frame>
        <draw:custom-shape draw:style-name="gr109" draw:text-style-name="P73"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75"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1E9F78AE4C88A51.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0187A4608A297A83.png" xlink:type="simple" xlink:show="embed" xlink:actuate="onLoad" draw:mime-type="image/png"/>
        </draw:frame>
        <draw:frame draw:style-name="gr111" draw:text-style-name="P76" draw:layer="layout" svg:width="2.039cm" svg:height="1.27cm" svg:x="7.553cm" svg:y="8.69cm">
          <draw:text-box>
            <text:p text:style-name="P5">binary</text:p>
          </draw:text-box>
        </draw:frame>
        <draw:frame draw:style-name="gr114" draw:text-style-name="P76" draw:layer="layout" svg:width="2.853cm" svg:height="1.27cm" svg:x="11.856cm" svg:y="8.755cm">
          <draw:text-box>
            <text:p text:style-name="P5">FW stack</text:p>
          </draw:text-box>
        </draw:frame>
        <draw:frame draw:style-name="gr115" draw:text-style-name="P76"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B2C9E8AE8E05D0E.png" xlink:type="simple" xlink:show="embed" xlink:actuate="onLoad" draw:mime-type="image/png"/>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path draw:style-name="gr59" draw:text-style-name="P46" draw:layer="layout" svg:width="0.682cm" svg:height="0.436cm" svg:x="13.335cm" svg:y="4.855cm" svg:viewBox="0 0 683 437" svg:d="M683 0c-254 0-429 0-683 0 0 146 0 291 0 437">
          <text:p/>
        </draw:path>
        <draw:frame presentation:style-name="pr6" xml:id="id49" draw:id="id49" draw:layer="layout" svg:width="25.199cm" svg:height="2.629cm" svg:x="1.4cm" svg:y="0.628cm" presentation:class="title" presentation:user-transformed="true">
          <draw:text-box>
            <text:p>DICE</text:p>
          </draw:text-box>
        </draw:frame>
        <draw:custom-shape draw:style-name="gr116" draw:text-style-name="P23" xml:id="id56" draw:id="id56"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49" draw:end-shape="id49" svg:d="M26599 1942z" svg:viewBox="0 0 1 1">
          <text:p/>
        </draw:connector>
        <draw:frame draw:style-name="gr117" draw:text-style-name="P50" draw:layer="layout" svg:width="3.009cm" svg:height="0.882cm" svg:x="9.653cm" svg:y="3.527cm">
          <draw:text-box>
            <text:p text:style-name="P5"><text:span text:style-name="T12">Trusted OS</text:span></text:p>
          </draw:text-box>
        </draw:frame>
        <draw:frame draw:style-name="gr63" draw:text-style-name="P50" draw:layer="layout" svg:width="2.385cm" svg:height="0.882cm" svg:x="15.41cm" svg:y="3.527cm">
          <draw:text-box>
            <text:p text:style-name="P5"><text:span text:style-name="T12">fTPM</text:span></text:p>
          </draw:text-box>
        </draw:frame>
        <draw:custom-shape draw:style-name="gr118" draw:text-style-name="P23" xml:id="id57" draw:id="id57"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19" draw:text-style-name="P55" xml:id="id50" draw:id="id50"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53" draw:id="id53"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55" draw:id="id55"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46" draw:layer="layout" svg:x1="19.322cm" svg:y1="6.771cm" svg:x2="20.222cm" svg:y2="6.771cm">
          <text:p/>
        </draw:line>
        <draw:frame draw:style-name="gr74" draw:text-style-name="P63" draw:layer="layout" svg:width="2.364cm" svg:height="0.664cm" svg:x="20.472cm" svg:y="5.08cm">
          <draw:text-box>
            <text:p><text:span text:style-name="T22">Private 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46" draw:layer="layout" svg:x1="19.311cm" svg:y1="6.118cm" svg:x2="20.211cm" svg:y2="6.118cm">
          <text:p/>
        </draw:line>
        <draw:line draw:style-name="gr77" draw:text-style-name="P4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46" draw:layer="layout" svg:x1="12.108cm" svg:y1="5.285cm" svg:x2="15.331cm" svg:y2="5.287cm" draw:start-shape="id50" draw:start-glue-point="1" draw:end-shape="id51" draw:end-glue-point="3" svg:d="M12108 5285h1611v2h1612" svg:viewBox="0 0 3224 3">
          <text:p/>
        </draw:connector>
        <draw:connector draw:style-name="gr82" draw:text-style-name="P46" draw:layer="layout" draw:type="line" svg:x1="11.155cm" svg:y1="5.92cm" svg:x2="11.155cm" svg:y2="6.75cm" draw:start-shape="id50" draw:start-glue-point="2" draw:end-shape="id52" draw:end-glue-point="0" svg:d="M11155 5920v830" svg:viewBox="0 0 1 831">
          <text:p/>
        </draw:connector>
        <draw:frame draw:style-name="gr120" draw:text-style-name="P51" draw:layer="layout" svg:width="1.444cm" svg:height="0.646cm" svg:x="12.726cm" svg:y="4.234cm">
          <draw:text-box>
            <text:p text:style-name="P5"><text:span text:style-name="T15">TCI</text:span><text:span text:style-name="T14">fTPM</text:span></text:p>
          </draw:text-box>
        </draw:frame>
        <draw:connector draw:style-name="gr85" draw:text-style-name="P46" draw:layer="layout" draw:type="line" svg:x1="10.484cm" svg:y1="8.148cm" svg:x2="10.5cm" svg:y2="11.22cm" draw:start-shape="id52" draw:start-glue-point="5" draw:end-shape="id53" draw:end-glue-point="4" svg:d="M10484 8148l16 3072" svg:viewBox="0 0 17 3073">
          <text:p/>
        </draw:connector>
        <draw:connector draw:style-name="gr86" draw:text-style-name="P46" draw:layer="layout" draw:type="line" svg:x1="15.616cm" svg:y1="10.156cm" svg:x2="15.617cm" svg:y2="11.225cm" draw:start-shape="id54" draw:start-glue-point="4" draw:end-shape="id55" draw:end-glue-point="4" svg:d="M15616 10156l1 1069" svg:viewBox="0 0 2 1070">
          <text:p/>
        </draw:connector>
        <draw:connector draw:style-name="gr89" draw:text-style-name="P46" draw:layer="layout" draw:line-skew="-0.563cm" svg:x1="12.425cm" svg:y1="7.78cm" svg:x2="15.423cm" svg:y2="12.115cm" draw:start-shape="id52" draw:start-glue-point="4" draw:end-shape="id55" draw:end-glue-point="3" svg:d="M12425 7780h937v4335h2061" svg:viewBox="0 0 2999 4336">
          <text:p/>
        </draw:connector>
        <draw:connector draw:style-name="gr90" draw:text-style-name="P46" draw:layer="layout" draw:type="line" svg:x1="11.155cm" svg:y1="10.51cm" svg:x2="11.154cm" svg:y2="11.219cm" draw:start-shape="id56" draw:end-shape="id53" draw:end-glue-point="6" svg:d="M11155 10510l-1 709" svg:viewBox="0 0 2 710">
          <text:p/>
        </draw:connector>
        <draw:connector draw:style-name="gr91" draw:text-style-name="P46" draw:layer="layout" draw:type="line" svg:x1="16.321cm" svg:y1="10.508cm" svg:x2="16.32cm" svg:y2="11.223cm" draw:start-shape="id57" draw:start-glue-point="2" draw:end-shape="id55" draw:end-glue-point="5" svg:d="M16321 10508l-1 715" svg:viewBox="0 0 2 716">
          <text:p/>
        </draw:connector>
        <draw:frame draw:style-name="gr65" draw:text-style-name="P51" draw:layer="layout" svg:width="1.297cm" svg:height="0.646cm" svg:x="11.1cm" svg:y="10.53cm">
          <draw:text-box>
            <text:p text:style-name="P5"><text:span text:style-name="T15">TCI</text:span><text:span text:style-name="T14">OS</text:span></text:p>
          </draw:text-box>
        </draw:frame>
        <draw:frame draw:style-name="gr120" draw:text-style-name="P51" draw:layer="layout" svg:width="1.444cm" svg:height="0.646cm" svg:x="16.304cm" svg:y="10.525cm">
          <draw:text-box>
            <text:p text:style-name="P5"><text:span text:style-name="T15">TCI</text:span><text:span text:style-name="T14">fTPM</text:span></text:p>
          </draw:text-box>
        </draw:frame>
        <draw:g draw:style-name="gr3" xml:id="id52" draw:id="id52">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54" draw:id="id54">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8">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21" draw:text-style-name="P55" xml:id="id58" draw:id="id58"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22" draw:text-style-name="P55" xml:id="id59" draw:id="id59"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23" draw:text-style-name="P46" draw:layer="layout" svg:x1="16.283cm" svg:y1="5.922cm" svg:x2="15.238cm" svg:y2="6.752cm" draw:start-shape="id51" draw:start-glue-point="2" draw:end-shape="id58" draw:end-glue-point="0" svg:d="M16283 5922v415h-1045v415" svg:viewBox="0 0 1046 831">
          <text:p/>
        </draw:connector>
        <draw:connector draw:style-name="gr124" draw:text-style-name="P46" draw:layer="layout" svg:x1="16.283cm" svg:y1="5.922cm" svg:x2="17.404cm" svg:y2="6.752cm" draw:start-shape="id51" draw:start-glue-point="2" draw:end-shape="id59" draw:end-glue-point="0" svg:d="M16283 5922v415h1121v415" svg:viewBox="0 0 1122 831">
          <text:p/>
        </draw:connector>
        <draw:connector draw:style-name="gr125" draw:text-style-name="P46" draw:layer="layout" svg:x1="15.238cm" svg:y1="8.022cm" svg:x2="16.283cm" svg:y2="8.758cm" draw:start-shape="id58" draw:start-glue-point="2" draw:end-shape="id54" draw:end-glue-point="0" svg:d="M15238 8022v368h1045v368" svg:viewBox="0 0 1046 737">
          <text:p/>
        </draw:connector>
        <draw:frame draw:style-name="gr126" draw:text-style-name="P77" draw:layer="layout" svg:width="1.324cm" svg:height="1.354cm" svg:x="8.236cm" svg:y="6.485cm">
          <draw:text-box>
            <text:p><text:span text:style-name="T26">...</text:span></text:p>
          </draw:text-box>
        </draw:frame>
        <draw:custom-shape draw:style-name="gr127" draw:text-style-name="P55" xml:id="id51" draw:id="id51"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16"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28" draw:text-style-name="P55" draw:layer="layout" svg:width="1.905cm" svg:height="1.27cm" svg:x="5.696cm" svg:y="4.651cm">
          <text:p text:style-name="P54"><text:span text:style-name="T1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xml:id="id60" draw:id="id60" draw:layer="layout" svg:width="25.199cm" svg:height="2.629cm" svg:x="1.4cm" svg:y="0.628cm" presentation:class="title" presentation:user-transformed="true">
          <draw:text-box>
            <text:p>Storage</text:p>
          </draw:text-box>
        </draw:frame>
        <draw:connector draw:style-name="gr64" draw:text-style-name="P46" draw:layer="layout" svg:x1="26.599cm" svg:y1="1.942cm" svg:x2="26.599cm" svg:y2="1.942cm" draw:start-shape="id60" draw:end-shape="id60" svg:d="M26599 1942z" svg:viewBox="0 0 1 1">
          <text:p/>
        </draw:connector>
        <draw:line draw:style-name="gr129" draw:text-style-name="P46" draw:layer="layout" svg:x1="12.705cm" svg:y1="8.89cm" svg:x2="12.705cm" svg:y2="7.62cm">
          <text:p/>
        </draw:line>
        <draw:line draw:style-name="gr130" draw:text-style-name="P46" draw:layer="layout" svg:x1="13.34cm" svg:y1="7.62cm" svg:x2="13.34cm" svg:y2="8.89cm">
          <text:p/>
        </draw:line>
        <draw:frame draw:style-name="gr131" draw:text-style-name="P78" draw:layer="layout" svg:width="1.89cm" svg:height="0.724cm" svg:x="10.783cm" svg:y="7.508cm">
          <draw:text-box>
            <text:p><text:span text:style-name="T6">decrypt</text:span></text:p>
          </draw:text-box>
        </draw:frame>
        <draw:frame draw:style-name="gr131" draw:text-style-name="P78" draw:layer="layout" svg:width="1.89cm" svg:height="0.724cm" svg:x="13.324cm" svg:y="7.525cm">
          <draw:text-box>
            <text:p><text:span text:style-name="T6">encrypt</text:span></text:p>
          </draw:text-box>
        </draw:frame>
        <draw:line draw:style-name="gr132" draw:text-style-name="P46" draw:layer="layout" svg:x1="10.16cm" svg:y1="8.255cm" svg:x2="16.552cm" svg:y2="8.25cm">
          <text:p/>
        </draw:line>
        <draw:frame draw:style-name="gr133" draw:text-style-name="P76" draw:layer="layout" svg:width="3.817cm" svg:height="0.882cm" svg:x="15.702cm" svg:y="7.103cm">
          <draw:text-box>
            <text:p text:style-name="P5">RAM</text:p>
          </draw:text-box>
        </draw:frame>
        <draw:frame draw:style-name="gr133" draw:text-style-name="P76" draw:layer="layout" svg:width="3.817cm" svg:height="1.513cm" svg:x="15.703cm" svg:y="8.568cm">
          <draw:text-box>
            <text:p text:style-name="P5">Persistent<text:line-break/>(e.g., HDD)</text:p>
          </draw:text-box>
        </draw:frame>
        <draw:custom-shape draw:style-name="gr134"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35" draw:text-style-name="P5"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36"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35" draw:text-style-name="P5"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37" draw:text-style-name="P28" xml:id="id61" draw:id="id61" draw:layer="layout" svg:width="2.637cm" svg:height="1.72cm" svg:x="4.815cm" svg:y="7.401cm">
          <text:p/>
          <draw:enhanced-geometry svg:viewBox="0 0 21600 21600" draw:type="rectangle" draw:enhanced-path="M 0 0 L 21600 0 21600 21600 0 21600 0 0 Z N"/>
        </draw:custom-shape>
        <draw:frame draw:style-name="gr138" draw:text-style-name="P79" draw:layer="layout" svg:width="1.905cm" svg:height="0.882cm" svg:x="5.181cm" svg:y="7.464cm">
          <draw:text-box>
            <text:p>fTPM</text:p>
          </draw:text-box>
        </draw:frame>
        <draw:frame draw:style-name="gr135" draw:text-style-name="P5"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custom-shape draw:style-name="gr139"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40" draw:text-style-name="P46" draw:layer="layout" draw:type="line" svg:x1="7.452cm" svg:y1="8.261cm" svg:x2="8.769cm" svg:y2="8.257cm" draw:start-shape="id61" draw:start-glue-point="1" svg:d="M7452 8261l1317-4" svg:viewBox="0 0 1318 5">
          <text:p/>
        </draw:connector>
        <presentation:notes draw:style-name="dp4">
          <office:forms form:automatic-focus="false" form:apply-design-mode="false"/>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81" draw:layer="layout" svg:width="25.199cm" svg:height="9.134cm" svg:x="1.4cm" svg:y="3.685cm" presentation:class="outline" presentation:user-transformed="true">
          <draw:text-box>
            <text:list text:style-name="L4">
              <text:list-item>
                <text:p text:style-name="P80"><text:span text:style-name="T27">Pull trust anchor into hardware</text:span><text:span text:style-name="T27"><text:line-break/></text:span><text:span text:style-name="T27">→ better security guarantees</text:span><text:span text:style-name="T27"><text:line-break/></text:span><text:span text:style-name="T27"/></text:p>
              </text:list-item>
              <text:list-item>
                <text:p text:style-name="P80"><text:span text:style-name="T28">Verify fTPM </text:span><text:span text:style-name="T29">including its underlying software stack</text:span></text:p>
                <text:p text:style-name="P80"><text:span text:style-name="T30"/></text:p>
              </text:list-item>
              <text:list-item>
                <text:p text:style-name="P80"><text:span text:style-name="T28">Boot chain components can have independent vendors</text:span></text:p>
              </text:list-item>
            </text:list>
          </draw:text-box>
        </draw:frame>
        <presentation:notes draw:style-name="dp3">
          <draw:page-thumbnail draw:style-name="gr1" draw:layer="layout" svg:width="19.798cm" svg:height="11.136cm" svg:x="0.6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draw:style-name="gr35" draw:text-style-name="P82"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19" presentation:class="page"/>
          <draw:frame presentation:style-name="pr5"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83" draw:layer="layout" svg:width="25.199cm" svg:height="9.134cm" svg:x="1.4cm" svg:y="3.685cm" presentation:class="outline" presentation:user-transformed="true">
          <draw:text-box>
            <text:list text:style-name="L4">
              <text:list-item>
                <text:p><text:span text:style-name="T31">How to combine DICE and TPM infrastructure?</text:span><text:span text:style-name="T31"><text:line-break/></text:span><text:span text:style-name="T31">(e.g., AliasCert ∪ EKcert)</text:span></text:p>
              </text:list-item>
              <text:list-item>
                <text:p><text:span text:style-name="T31">How to manage fTPM persistent data securely?</text:span><text:span text:style-name="T31"><text:line-break/></text:span><text:span text:style-name="T31">(e.g., flush data on update)</text:span></text:p>
              </text:list-item>
              <text:list-item>
                <text:p text:style-name="P80"><text:span text:style-name="T31">What does the identity of fTPM include?</text:span><text:span text:style-name="T31"><text:line-break/></text:span><text:span text:style-name="T31">(e.g., hash, configuration, boot chain)</text:span></text:p>
              </text:list-item>
              <text:list-item>
                <text:p><text:span text:style-name="T31">How to enable privacy for the certificate chain?</text:span></text:p>
              </text:list-item>
            </text:list>
          </draw:text-box>
        </draw:frame>
        <presentation:notes draw:style-name="dp3">
          <draw:page-thumbnail draw:style-name="gr1" draw:layer="layout" svg:width="19.798cm" svg:height="11.136cm" svg:x="0.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84" draw:layer="layout" svg:width="25.199cm" svg:height="9.134cm" svg:x="1.4cm" svg:y="3.685cm" presentation:class="outline" presentation:user-transformed="true">
          <draw:text-box>
            <text:list text:style-name="L4">
              <text:list-item>
                <text:p text:style-name="P80"><text:span text:style-name="T31">How to measure fTPM hash? (restricted to OP-TEE OS support)</text:span></text:p>
              </text:list-item>
              <text:list-item>
                <text:p text:style-name="P80"><text:span text:style-name="T31">How to establish static Root for certificate chain?</text:span><text:span text:style-name="T31"><text:line-break/></text:span><text:span text:style-name="T31">(must not change if measurements change)</text:span></text:p>
              </text:list-item>
              <text:list-item>
                <text:p text:style-name="P80"><text:span text:style-name="T31">How to inject EPS (i.e., the root secret) into fTPM?</text:span></text:p>
                <text:list>
                  <text:list-item>
                    <text:p text:style-name="P80"><text:span text:style-name="T31">on each boot</text:span></text:p>
                    <text:list>
                      <text:list-item>
                        <text:p><text:span text:style-name="T31">non-destructive (if EPS is same)</text:span></text:p>
                      </text:list-item>
                      <text:list-item>
                        <text:p><text:span text:style-name="T31">destructive (if EPS changed)</text:span></text:p>
                      </text:list-item>
                    </text:list>
                  </text:list-item>
                </text:list>
              </text:list-item>
              <text:list-item>
                <text:p text:style-name="P80"><text:span text:style-name="T31">How to distinguish legit update vs illegal manipulation?</text:span><text:span text:style-name="T31"><text:line-break/></text:span><text:span text:style-name="T31">(if we want to flush data only on illegal manipulation)</text:span></text:p>
              </text:list-item>
            </text:list>
          </draw:text-box>
        </draw:frame>
        <presentation:notes draw:style-name="dp3">
          <draw:page-thumbnail draw:style-name="gr1" draw:layer="layout" svg:width="19.798cm" svg:height="11.136cm" svg:x="0.6cm" svg:y="2.257cm" draw:page-number="21"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Pastel_20_Bouquet" draw:display-name="Pastel Bouquet" draw:style="linear" draw:start-color="#dde8cb" draw:end-color="#ffd7d7" draw:start-intensity="100%" draw:end-intensity="100%" draw:angle="31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0_20_Degrees" draw:display-name="Black 0 Degrees" draw:style="single" draw:color="#000000" draw:distance="0.102cm" draw:rotation="0"/>
    <draw:hatch draw:name="Blue_20_45_20_Degrees" draw:display-name="Blue 45 Degrees" draw:style="single" draw:color="#2a6099" draw:distance="0.203cm" draw:rotation="450"/>
    <draw:hatch draw:name="Red_20_45_20_Degrees" draw:display-name="Red 45 Degrees" draw:style="single" draw:color="#ff0000" draw:distance="0.305cm" draw:rotation="450"/>
    <draw:hatch draw:name="Red_20_90_20_Degrees_20_Crossed" draw:display-name="Red 90 Degrees Crossed" draw:style="double" draw:color="#ff0000" draw:distance="0.305cm" draw:rotation="900"/>
    <draw:fill-image draw:name="_35__20_Percent" draw:display-name="5 Percent" xlink:href="Pictures/10000000000000080000000820A1E16DA75ED138.png" xlink:type="simple" xlink:show="embed" xlink:actuate="onLoad"/>
    <draw:fill-image draw:name="Horizontal_20_Brick" draw:display-name="Horizontal Brick" xlink:href="Pictures/100000000000000800000008DDF7072BDBA5EFCF.png" xlink:type="simple" xlink:show="embed" xlink:actuate="onLoad"/>
    <draw:fill-image draw:name="Painted_20_White" draw:display-name="Painted White" xlink:href="Pictures/100000000000020000000200B7DA4DD4BAECD386.jpg" xlink:type="simple" xlink:show="embed" xlink:actuate="onLoad"/>
    <draw:fill-image draw:name="Shingle" xlink:href="Pictures/10000000000000080000000814872DB0AADBBD09.png" xlink:type="simple" xlink:show="embed" xlink:actuate="onLoad"/>
    <draw:opacity draw:name="Transparency_20_1" draw:display-name="Transparency 1" draw:style="linear" draw:start="100%" draw:end="0%" draw:angle="0deg" draw:border="0%">
      <loext:opacity-stop svg:offset="0" svg:stop-opacity="1"/>
      <loext:opacity-stop svg:offset="1" svg:stop-opacity="0"/>
    </draw:opacity>
    <draw:opacity draw:name="Transparency_20_2" draw:display-name="Transparency 2" draw:style="axial" draw:start="100%" draw:end="0%" draw:angle="0deg" draw:border="0%">
      <loext:opacity-stop svg:offset="0" svg:stop-opacity="1"/>
      <loext:opacity-stop svg:offset="1" svg:stop-opacity="0"/>
    </draw:opacity>
    <draw:opacity draw:name="Transparency_20_3" draw:display-name="Transparency 3" draw:style="radial" draw:cx="50%" draw:cy="50%" draw:start="100%" draw:end="0%" draw:border="0%">
      <loext:opacity-stop svg:offset="0" svg:stop-opacity="1"/>
      <loext:opacity-stop svg:offset="1" svg:stop-opacity="0"/>
    </draw:opacity>
    <draw:opacity draw:name="Transparency_20_4" draw:display-name="Transparency 4" draw:style="ellipsoid" draw:cx="50%" draw:cy="50%" draw:start="100%" draw:end="0%" draw:angle="0deg" draw:border="0%">
      <loext:opacity-stop svg:offset="0" svg:stop-opacity="1"/>
      <loext:opacity-stop svg:offset="1" svg:stop-opacity="0"/>
    </draw:opacity>
    <draw:opacity draw:name="Transparency_20_5" draw:display-name="Transparency 5" draw:style="square" draw:cx="50%" draw:cy="50%" draw:start="100%" draw:end="0%" draw:angle="0deg" draw:border="0%">
      <loext:opacity-stop svg:offset="0" svg:stop-opacity="1"/>
      <loext:opacity-stop svg:offset="1" svg:stop-opacity="0"/>
    </draw:opacity>
    <draw:opacity draw:name="Transparency_20_6" draw:display-name="Transparency 6" draw:style="rectangular" draw:cx="50%" draw:cy="50%" draw:start="100%" draw:end="0%" draw:angle="0deg" draw:border="0%">
      <loext:opacity-stop svg:offset="0" svg:stop-opacity="1"/>
      <loext:opacity-stop svg:offset="1" svg:stop-opacity="0"/>
    </draw:opacity>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1</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11</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11</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0-30T17:12:59.679690242</dc:date>
    <meta:editing-duration>P1DT20H40M1S</meta:editing-duration>
    <meta:editing-cycles>311</meta:editing-cycles>
    <meta:generator>LibreOffice/7.6.2.1$Linux_X86_64 LibreOffice_project/60$Build-1</meta:generator>
    <meta:print-date>2023-10-30T17:08:26.390895931</meta:print-date>
    <meta:printed-by>PDF files</meta:printed-by>
    <meta:document-statistic meta:object-count="392"/>
  </office:meta>
</office:document-meta>
</file>